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7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98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4" style:family="graphic" style:parent-style-name="objectwithoutfill">
      <style:graphic-properties svg:stroke-color="#3465a4" draw:fill="none" draw:textarea-vertical-align="middle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27" style:family="graphic" style:parent-style-name="standard">
      <style:graphic-properties draw:stroke="none" draw:fill="solid" draw:fill-color="#c9211e" draw:textarea-vertical-align="middle" draw:auto-grow-height="false" fo:min-height="1.951cm" fo:min-width="1.701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29" style:family="graphic" style:parent-style-name="standard">
      <style:graphic-properties draw:stroke="none" draw:fill="solid" draw:fill-color="#c9211e" draw:textarea-vertical-align="middle" draw:auto-grow-height="false" fo:min-height="1.951cm" fo:min-width="1.841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bottom" fo:min-height="0.9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7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0.7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696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solid" draw:fill-color="#c9211e"/>
      <style:paragraph-properties fo:text-align="center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4.877cm" svg:y="0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10.024cm" svg:y="0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4.877cm" svg:y="5.1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10.131cm" svg:y="5.1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8.166cm 4.194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77cm" svg:y1="1.165cm" svg:x2="3.104cm" svg:y2="2.344cm" draw:start-shape="id1" draw:start-glue-point="3" draw:end-shape="id2" draw:end-glue-point="4" svg:d="M4877 1165h-1773v1179" svg:viewBox="0 0 1774 1180">
          <text:p/>
        </draw:connector>
        <draw:connector draw:style-name="gr3" draw:text-style-name="P1" draw:layer="layout" svg:x1="3.104cm" svg:y1="4.381cm" svg:x2="4.877cm" svg:y2="5.475cm" draw:start-shape="id2" draw:start-glue-point="8" draw:end-shape="id3" draw:end-glue-point="3" svg:d="M3104 4381v1094h1773" svg:viewBox="0 0 1774 1095">
          <text:p/>
        </draw:connector>
        <draw:connector draw:style-name="gr3" draw:text-style-name="P1" draw:layer="layout" draw:line-skew="0.292cm" svg:x1="13.338cm" svg:y1="8.711cm" svg:x2="8.452cm" svg:y2="9.197cm" draw:start-shape="id4" draw:start-glue-point="2" draw:end-shape="id5" draw:end-glue-point="6" svg:d="M13338 8711v1280h-4886v-794" svg:viewBox="0 0 4887 1281">
          <text:p/>
        </draw:connector>
        <draw:connector draw:style-name="gr3" draw:text-style-name="P1" draw:layer="layout" svg:x1="6.673cm" svg:y1="5.475cm" svg:x2="10.131cm" svg:y2="5.475cm" draw:start-shape="id3" draw:start-glue-point="1" draw:end-shape="id6" draw:end-glue-point="3" svg:d="M6673 5475h3458" svg:viewBox="0 0 3459 1">
          <text:p/>
        </draw:connector>
        <draw:connector draw:style-name="gr3" draw:text-style-name="P1" draw:layer="layout" svg:x1="8.461cm" svg:y1="4.194cm" svg:x2="10.131cm" svg:y2="5.475cm" draw:start-shape="id7" draw:start-glue-point="3" draw:end-shape="id6" draw:end-glue-point="3" svg:d="M8461 4194v1281h1670" svg:viewBox="0 0 1671 1282">
          <text:p/>
        </draw:connector>
        <draw:connector draw:style-name="gr3" draw:text-style-name="P1" draw:layer="layout" svg:x1="10.024cm" svg:y1="1.165cm" svg:x2="8.461cm" svg:y2="2.343cm" draw:start-shape="id8" draw:start-glue-point="3" draw:end-shape="id7" draw:end-glue-point="1" svg:d="M10024 1165h-1563v1178" svg:viewBox="0 0 1564 1179">
          <text:p/>
        </draw:connector>
        <draw:custom-shape draw:style-name="gr4" draw:text-style-name="P2" xml:id="id2" draw:id="id2" draw:layer="layout" svg:width="1.975cm" svg:height="2.037cm" svg:x="2.116cm" svg:y="2.3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2.351cm" svg:y="6.67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3.339cm" svg:y1="8.385cm" svg:x2="13.339cm" svg:y2="6.987cm">
            <text:p/>
          </draw:line>
        </draw:g>
        <draw:frame draw:style-name="gr7" draw:text-style-name="P4" draw:layer="layout" svg:width="1.209cm" svg:height="1.231cm" svg:x="3cm" svg:y="2.9cm">
          <draw:text-box>
            <text:p><text:span text:style-name="T1">V</text:span><text:span text:style-name="T2">a</text:span></text:p>
          </draw:text-box>
        </draw:frame>
        <draw:frame draw:style-name="gr8" draw:text-style-name="P4" draw:layer="layout" svg:width="3.261cm" svg:height="1.231cm" svg:x="13.958cm" svg:y="3.538cm">
          <draw:text-box>
            <text:p><text:span text:style-name="T3">I</text:span><text:span text:style-name="T4">b</text:span><text:span text:style-name="T3"> </text:span><text:span text:style-name="T3">=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2.169cm" svg:y="1.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3.321cm" svg:y1="2.716cm" svg:x2="13.321cm" svg:y2="4.114cm">
            <text:p/>
          </draw:line>
        </draw:g>
        <draw:custom-shape draw:style-name="gr11" draw:text-style-name="P2" xml:id="id5" draw:id="id5" draw:layer="layout" svg:width="2.309cm" svg:height="2.844cm" svg:x="7.297cm" svg:y="6.353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397cm" svg:height="1.231cm" svg:x="8.7cm" svg:y="8.91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5" draw:layer="layout" svg:x1="6.673cm" svg:y1="5.475cm" svg:x2="8.452cm" svg:y2="6.353cm" draw:start-shape="id3" draw:start-glue-point="1" draw:end-shape="id5" draw:end-glue-point="4" svg:d="M6673 5475h1779v878" svg:viewBox="0 0 1780 879">
          <text:p/>
        </draw:connector>
        <draw:connector draw:style-name="gr3" draw:text-style-name="P5" draw:layer="layout" svg:x1="6.673cm" svg:y1="1.165cm" svg:x2="8.461cm" svg:y2="2.343cm" draw:start-shape="id1" draw:start-glue-point="1" draw:end-shape="id7" draw:end-glue-point="1" svg:d="M6673 1165h1788v1178" svg:viewBox="0 0 1789 1179">
          <text:p/>
        </draw:connector>
        <draw:connector draw:style-name="gr3" draw:text-style-name="P5" draw:layer="layout" svg:x1="11.927cm" svg:y1="5.475cm" svg:x2="13.338cm" svg:y2="6.674cm" draw:start-shape="id6" draw:start-glue-point="1" draw:end-shape="id4" draw:end-glue-point="0" svg:d="M11927 5475h1411v1199" svg:viewBox="0 0 1412 1200">
          <text:p/>
        </draw:connector>
        <draw:connector draw:style-name="gr3" draw:text-style-name="P5" draw:layer="layout" svg:x1="11.82cm" svg:y1="1.165cm" svg:x2="13.323cm" svg:y2="1.89cm" draw:start-shape="id8" draw:start-glue-point="1" draw:end-shape="id9" draw:end-glue-point="0" svg:d="M11820 1165h1503v725" svg:viewBox="0 0 1504 726">
          <text:p/>
        </draw:connector>
        <draw:connector draw:style-name="gr3" draw:text-style-name="P5" draw:layer="layout" svg:x1="13.323cm" svg:y1="4.734cm" svg:x2="13.338cm" svg:y2="6.674cm" draw:start-shape="id9" draw:start-glue-point="2" draw:end-shape="id4" draw:end-glue-point="0" svg:d="M13323 4734v970h15v970" svg:viewBox="0 0 16 1941">
          <text:p/>
        </draw:connector>
        <draw:custom-shape draw:style-name="gr1" draw:text-style-name="P1" xml:id="id10" draw:id="id10" draw:layer="layout" svg:width="1.796cm" svg:height="0.609cm" svg:x="4.876cm" svg:y="9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2.804cm 8.61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6.672cm" svg:y1="10.007cm" svg:x2="8.452cm" svg:y2="9.197cm" draw:start-shape="id10" draw:start-glue-point="1" draw:end-shape="id5" draw:end-glue-point="6" svg:d="M6672 10007h1780v-810" svg:viewBox="0 0 1781 811">
          <text:p/>
        </draw:connector>
        <draw:connector draw:style-name="gr3" draw:text-style-name="P5" draw:layer="layout" svg:x1="3.099cm" svg:y1="6.764cm" svg:x2="4.877cm" svg:y2="5.475cm" draw:start-shape="id11" draw:start-glue-point="1" draw:end-shape="id3" draw:end-glue-point="3" svg:d="M3099 6764v-1289h1778" svg:viewBox="0 0 1779 1290">
          <text:p/>
        </draw:connector>
        <draw:connector draw:style-name="gr3" draw:text-style-name="P5" draw:layer="layout" svg:x1="3.099cm" svg:y1="8.615cm" svg:x2="4.876cm" svg:y2="10.007cm" draw:start-shape="id11" draw:start-glue-point="3" draw:end-shape="id10" draw:end-glue-point="3" svg:d="M3099 8615v1392h1777" svg:viewBox="0 0 1778 1393">
          <text:p/>
        </draw:connector>
        <draw:frame draw:style-name="gr13" draw:text-style-name="P4" draw:layer="layout" svg:width="2.317cm" svg:height="1.231cm" svg:x="14.373cm" svg:y="8.051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1.234cm" svg:height="1.202cm" svg:x="5.254cm" svg:y="0.643cm">
          <draw:text-box>
            <text:p><text:span text:style-name="T7">R</text:span><text:span text:style-name="T8">1</text:span></text:p>
          </draw:text-box>
        </draw:frame>
        <draw:frame draw:style-name="gr15" draw:text-style-name="P6" draw:layer="layout" svg:width="1.246cm" svg:height="1.231cm" svg:x="10.5cm" svg:y="4.943cm">
          <draw:text-box>
            <text:p><text:span text:style-name="T7">R</text:span><text:span text:style-name="T8">5</text:span></text:p>
          </draw:text-box>
        </draw:frame>
        <draw:frame draw:style-name="gr16" draw:text-style-name="P6" draw:layer="layout" svg:width="1.246cm" svg:height="1.231cm" svg:x="5.2cm" svg:y="4.943cm">
          <draw:text-box>
            <text:p><text:span text:style-name="T7">R</text:span><text:span text:style-name="T8">4</text:span></text:p>
          </draw:text-box>
        </draw:frame>
        <draw:frame draw:style-name="gr15" draw:text-style-name="P6" draw:layer="layout" svg:width="1.246cm" svg:height="1.231cm" svg:x="7.854cm" svg:y="2.812cm">
          <draw:text-box>
            <text:p><text:span text:style-name="T7">R</text:span><text:span text:style-name="T8">3</text:span></text:p>
          </draw:text-box>
        </draw:frame>
        <draw:frame draw:style-name="gr15" draw:text-style-name="P6" draw:layer="layout" svg:width="1.246cm" svg:height="1.231cm" svg:x="10.354cm" svg:y="0.643cm">
          <draw:text-box>
            <text:p><text:span text:style-name="T7">R</text:span><text:span text:style-name="T8">2</text:span></text:p>
          </draw:text-box>
        </draw:frame>
        <draw:frame draw:style-name="gr15" draw:text-style-name="P6" draw:layer="layout" svg:width="1.246cm" svg:height="1.231cm" svg:x="2.554cm" svg:y="7.112cm">
          <draw:text-box>
            <text:p><text:span text:style-name="T7">R</text:span><text:span text:style-name="T8">6</text:span></text:p>
          </draw:text-box>
        </draw:frame>
        <draw:custom-shape draw:style-name="gr17" draw:text-style-name="P5" draw:layer="layout" svg:width="0.251cm" svg:height="0.285cm" svg:x="8.317cm" svg:y="5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51cm" svg:height="0.285cm" svg:x="13.143cm" svg:y="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0.251cm" svg:height="0.285cm" svg:x="8.318cm" svg:y="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51cm" svg:height="0.285cm" svg:x="8.318cm" svg:y="1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251cm" svg:height="0.285cm" svg:x="2.957cm" svg:y="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09cm" svg:height="2.803cm" svg:x="7.058cm" svg:y="1.927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9" draw:text-style-name="P7" draw:layer="layout" svg:x1="3.79cm" svg:y1="6.764cm" svg:x2="3.79cm" svg:y2="8.85cm">
          <text:p/>
        </draw:line>
        <draw:frame draw:style-name="gr20" draw:text-style-name="P8" draw:layer="layout" svg:width="0.929cm" svg:height="1.232cm" svg:x="3.622cm" svg:y="7.04cm">
          <draw:text-box>
            <text:p><text:span text:style-name="T5">I</text:span><text:span text:style-name="T6">c</text:span></text:p>
          </draw:text-box>
        </draw:frame>
        <draw:line draw:style-name="gr19" draw:text-style-name="P7" draw:layer="layout" svg:x1="5.023cm" svg:y1="0.619cm" svg:x2="6.746cm" svg:y2="0.617cm">
          <text:p/>
        </draw:line>
        <draw:line draw:style-name="gr19" draw:text-style-name="P7" draw:layer="layout" svg:x1="1.681cm" svg:y1="2.512cm" svg:x2="1.681cm" svg:y2="4.218cm">
          <text:p/>
        </draw:line>
        <draw:line draw:style-name="gr19" draw:text-style-name="P7" draw:layer="layout" svg:x1="7.2cm" svg:y1="6.937cm" svg:x2="7.2cm" svg:y2="8.643cm">
          <text:p/>
        </draw:line>
        <draw:line draw:style-name="gr19" draw:text-style-name="P7" draw:layer="layout" svg:x1="4.941cm" svg:y1="10.532cm" svg:x2="6.664cm" svg:y2="10.53cm">
          <text:p/>
        </draw:line>
        <draw:line draw:style-name="gr21" draw:text-style-name="P9" draw:layer="layout" svg:x1="11.7cm" svg:y1="4.699cm" svg:x2="9.994cm" svg:y2="4.7cm">
          <text:p text:style-name="P5"><text:s text:c="106"/></text:p>
        </draw:line>
        <draw:line draw:style-name="gr21" draw:text-style-name="P9" draw:layer="layout" svg:x1="6.5cm" svg:y1="4.599cm" svg:x2="4.794cm" svg:y2="4.6cm">
          <text:p text:style-name="P5"><text:s text:c="106"/></text:p>
        </draw:line>
        <draw:line draw:style-name="gr19" draw:text-style-name="P7" draw:layer="layout" svg:x1="11.846cm" svg:y1="0.662cm" svg:x2="10.14cm" svg:y2="0.663cm">
          <text:p/>
        </draw:line>
        <draw:line draw:style-name="gr19" draw:text-style-name="P7" draw:layer="layout" svg:x1="9.092cm" svg:y1="2.466cm" svg:x2="9.092cm" svg:y2="4.172cm">
          <text:p/>
        </draw:line>
        <draw:frame draw:style-name="gr16" draw:text-style-name="P6" draw:layer="layout" svg:width="1.246cm" svg:height="1.231cm" svg:x="5.154cm" svg:y="9.512cm">
          <draw:text-box>
            <text:p><text:span text:style-name="T7">R</text:span><text:span text:style-name="T8">7</text:span></text:p>
          </draw:text-box>
        </draw:frame>
        <draw:g>
          <draw:line draw:style-name="gr22" draw:text-style-name="P7" draw:layer="layout" svg:x1="9.489cm" svg:y1="11.341cm" svg:x2="7.32cm" svg:y2="11.355cm">
            <text:p/>
          </draw:line>
          <draw:line draw:style-name="gr22" draw:text-style-name="P7" draw:layer="layout" svg:x1="9.49cm" svg:y1="11.333cm" svg:x2="7.321cm" svg:y2="11.347cm">
            <text:p/>
          </draw:line>
          <draw:line draw:style-name="gr22" draw:text-style-name="P7" draw:layer="layout" svg:x1="7.912cm" svg:y1="11.655cm" svg:x2="8.99cm" svg:y2="11.655cm">
            <text:p/>
          </draw:line>
          <draw:line draw:style-name="gr22" draw:text-style-name="P7" draw:layer="layout" svg:x1="8.203cm" svg:y1="11.924cm" svg:x2="8.721cm" svg:y2="11.924cm">
            <text:p/>
          </draw:line>
          <draw:line draw:style-name="gr22" draw:text-style-name="P7" draw:layer="layout" svg:x1="8.433cm" svg:y1="11.322cm" svg:x2="8.442cm" svg:y2="10.628cm">
            <text:p/>
          </draw:line>
        </draw:g>
        <draw:frame draw:style-name="gr23" draw:text-style-name="P10" draw:layer="layout" svg:width="1.912cm" svg:height="0.962cm" svg:x="9.4cm" svg:y="11.1cm">
          <draw:text-box>
            <text:p>GND</text:p>
          </draw:text-box>
        </draw:frame>
        <draw:connector draw:style-name="gr24" draw:text-style-name="P7" draw:layer="layout" draw:type="line" svg:x1="8.444cm" svg:y1="10.183cm" svg:x2="8.443cm" svg:y2="10.627cm" draw:start-shape="id12" draw:start-glue-point="8" svg:d="M8444 10183l-1 444" svg:viewBox="0 0 2 445">
          <text:p/>
        </draw:connector>
        <draw:frame draw:style-name="gr25" draw:text-style-name="P12" draw:layer="layout" svg:width="0.934cm" svg:height="1.202cm" svg:x="10.4cm" svg:y="2.643cm">
          <draw:text-box>
            <text:p text:style-name="P11"><text:span text:style-name="T7">I</text:span><text:span text:style-name="T8">b</text:span></text:p>
          </draw:text-box>
        </draw:frame>
        <draw:frame draw:style-name="gr26" draw:text-style-name="P12" draw:layer="layout" svg:width="0.951cm" svg:height="1.202cm" svg:x="5.4cm" svg:y="2.743cm">
          <draw:text-box>
            <text:p text:style-name="P11"><text:span text:style-name="T7">I</text:span><text:span text:style-name="T8">a</text:span></text:p>
          </draw:text-box>
        </draw:frame>
        <draw:custom-shape draw:style-name="gr27" draw:text-style-name="P13" draw:layer="layout" svg:width="2.2cm" svg:height="2.2cm" svg:x="9.7cm" svg:y="2.143cm">
          <text:p/>
          <draw:enhanced-geometry svg:viewBox="0 0 21600 21600" draw:mirror-horizontal="tru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12" draw:layer="layout" svg:width="0.934cm" svg:height="1.202cm" svg:x="10.5cm" svg:y="7.141cm">
          <draw:text-box>
            <text:p text:style-name="P11"><text:span text:style-name="T7">I</text:span><text:span text:style-name="T8">d</text:span></text:p>
          </draw:text-box>
        </draw:frame>
        <draw:custom-shape draw:style-name="gr29" draw:text-style-name="P13" draw:layer="layout" svg:width="2.34cm" svg:height="2.2cm" svg:x="4.66cm" svg:y="2.243cm">
          <text:p/>
          <draw:enhanced-geometry svg:viewBox="0 0 21600 21600" draw:mirror-horizontal="fals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2.2cm" svg:height="2.2cm" svg:x="9.8cm" svg:y="6.643cm">
          <text:p/>
          <draw:enhanced-geometry svg:viewBox="0 0 21600 21600" draw:mirror-horizontal="tru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2.2cm" svg:height="2.2cm" svg:x="4.6cm" svg:y="6.743cm">
          <text:p/>
          <draw:enhanced-geometry svg:viewBox="0 0 21600 21600" draw:mirror-horizontal="true" draw:mirror-vertical="false" draw:text-areas="0 0 21600 21600" draw:type="circular-arrow" draw:modifiers="-146.453624157368 176.204213130942 8493.37206421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2" draw:layer="layout" svg:width="0.934cm" svg:height="1.202cm" svg:x="5.266cm" svg:y="7.241cm">
          <draw:text-box>
            <text:p text:style-name="P11"><text:span text:style-name="T7">I</text:span><text:span text:style-name="T8">c</text:span></text:p>
          </draw:text-box>
        </draw:frame>
        <draw:frame draw:style-name="gr31" draw:text-style-name="P4" draw:layer="layout" svg:width="1.209cm" svg:height="1.202cm" svg:x="1.891cm" svg:y="0.341cm">
          <draw:text-box>
            <text:p><text:span text:style-name="T1">V</text:span><text:span text:style-name="T2">6</text:span></text:p>
          </draw:text-box>
        </draw:frame>
        <draw:frame draw:style-name="gr31" draw:text-style-name="P4" draw:layer="layout" svg:width="1.209cm" svg:height="1.202cm" svg:x="1.9cm" svg:y="4.843cm">
          <draw:text-box>
            <text:p><text:span text:style-name="T1">V</text:span><text:span text:style-name="T2">2</text:span></text:p>
          </draw:text-box>
        </draw:frame>
        <draw:frame draw:style-name="gr31" draw:text-style-name="P4" draw:layer="layout" svg:width="1.209cm" svg:height="1.202cm" svg:x="2cm" svg:y="9.743cm">
          <draw:text-box>
            <text:p><text:span text:style-name="T1">V</text:span><text:span text:style-name="T2">5</text:span></text:p>
          </draw:text-box>
        </draw:frame>
        <draw:frame draw:style-name="gr31" draw:text-style-name="P4" draw:layer="layout" svg:width="1.209cm" svg:height="1.202cm" svg:x="8.501cm" svg:y="10.143cm">
          <draw:text-box>
            <text:p><text:span text:style-name="T1">V</text:span><text:span text:style-name="T2">0</text:span></text:p>
          </draw:text-box>
        </draw:frame>
        <draw:frame draw:style-name="gr31" draw:text-style-name="P4" draw:layer="layout" svg:width="1.209cm" svg:height="1.202cm" svg:x="13.4cm" svg:y="4.898cm">
          <draw:text-box>
            <text:p><text:span text:style-name="T1">V</text:span><text:span text:style-name="T2">3</text:span></text:p>
          </draw:text-box>
        </draw:frame>
        <draw:frame draw:style-name="gr31" draw:text-style-name="P4" draw:layer="layout" svg:width="1.209cm" svg:height="1.202cm" svg:x="8.3cm" svg:y="5.4cm">
          <draw:text-box>
            <text:p><text:span text:style-name="T1">V</text:span><text:span text:style-name="T2">1</text:span></text:p>
          </draw:text-box>
        </draw:frame>
        <draw:frame draw:style-name="gr32" draw:text-style-name="P4" draw:layer="controls" svg:width="1.209cm" svg:height="1.228cm" svg:x="7.791cm" svg:y="0cm">
          <draw:text-box>
            <text:p><text:span text:style-name="T1">V</text:span><text:span text:style-name="T2">4</text:span></text:p>
          </draw:text-box>
        </draw:frame>
        <draw:frame draw:style-name="gr32" draw:text-style-name="P4" draw:layer="controls" svg:width="1.209cm" svg:height="1.228cm" svg:x="7.785cm" svg:y="0cm">
          <draw:text-box>
            <text:p><text:span text:style-name="T1">V</text:span><text:span text:style-name="T2">4</text:span></text:p>
          </draw:text-box>
        </draw:frame>
        <draw:frame draw:style-name="gr33" draw:text-style-name="P4" draw:layer="controls" svg:width="1.196cm" svg:height="1.202cm" svg:x="13.3cm" svg:y="0.4cm">
          <draw:text-box>
            <text:p><text:span text:style-name="T1">V</text:span><text:span text:style-name="T2">7</text:span></text:p>
          </draw:text-box>
        </draw:frame>
        <draw:custom-shape draw:style-name="gr17" draw:text-style-name="P5" draw:layer="layout" svg:width="0.251cm" svg:height="0.285cm" svg:x="3cm" svg:y="1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0.251cm" svg:height="0.285cm" svg:x="13.2cm" svg:y="1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0.251cm" svg:height="0.285cm" svg:x="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08:02:08.783993045</dc:date>
    <meta:editing-duration>PT56M33S</meta:editing-duration>
    <meta:editing-cycles>11</meta:editing-cycles>
    <meta:generator>LibreOffice/6.4.6.2$Linux_X86_64 LibreOffice_project/40$Build-2</meta:generator>
    <meta:document-statistic meta:object-count="84"/>
  </office:meta>
</office:document-meta>
</file>